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0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measurelines" svg:width="1.806cm" svg:height="0.963cm" svg:x="-0.044cm" svg:y="0cm">
          <draw:text-box>
            <text:p>(0,0)</text:p>
          </draw:text-box>
        </draw:frame>
        <draw:circle draw:style-name="gr2" draw:text-style-name="P1" draw:layer="measurelines" svg:width="0.254cm" svg:height="0.254cm" svg:x="3.413cm" svg:y="0.873cm">
          <text:p/>
        </draw:circle>
        <draw:circle draw:style-name="gr2" draw:text-style-name="P1" draw:layer="measurelines" svg:width="0.254cm" svg:height="0.254cm" svg:x="0.873cm" svg:y="7.223cm">
          <text:p/>
        </draw:circle>
        <draw:circle draw:style-name="gr2" draw:text-style-name="P1" draw:layer="measurelines" svg:width="0.254cm" svg:height="0.254cm" svg:x="5.953cm" svg:y="7.223cm">
          <text:p/>
        </draw:circle>
        <draw:circle draw:style-name="gr2" draw:text-style-name="P1" draw:layer="measurelines" svg:width="0.254cm" svg:height="0.254cm" svg:x="3.413cm" svg:y="4.683cm">
          <text:p/>
        </draw:circle>
        <draw:frame draw:style-name="gr3" draw:layer="measurelines" svg:width="2.191cm" svg:height="1.675cm" svg:x="2.365cm" svg:y="4.937cm">
          <draw:text-box>
            <text:p>Origin</text:p>
            <text:p>(2,3)</text:p>
          </draw:text-box>
        </draw:frame>
        <draw:frame draw:style-name="gr3" draw:layer="measurelines" svg:width="9.214cm" svg:height="5.235cm" svg:x="7.35cm" svg:y="0.972cm">
          <draw:text-box>
            <text:p>Original triangle is drawn</text:p>
            <text:p>in upper left corner. </text:p>
            <text:p>Origin is (0,0) by default.</text:p>
            <text:p/>
            <text:p>Rotation and positioning are </text:p>
            <text:p>based on the origin so we</text:p>
            <text:p>set it to be in the middle. (2,3) <text:s/></text:p>
          </draw:text-box>
        </draw:frame>
        <draw:frame draw:style-name="gr3" draw:layer="measurelines" svg:width="8.749cm" svg:height="3.099cm" svg:x="10.144cm" svg:y="9.231cm">
          <draw:text-box>
            <text:p>This is the same 4x5 triangle </text:p>
            <text:p>with the origin set at (2,3)</text:p>
            <text:p>positioned at (4,10),</text:p>
            <text:p>and rotated 45 degrees.</text:p>
          </draw:text-box>
        </draw:frame>
        <draw:frame draw:style-name="gr1" draw:layer="measurelines" svg:width="1.806cm" svg:height="0.963cm" svg:x="2.623cm" svg:y="0.037cm">
          <draw:text-box>
            <text:p>(2,0)</text:p>
          </draw:text-box>
        </draw:frame>
        <draw:frame draw:style-name="gr1" draw:layer="measurelines" svg:width="1.806cm" svg:height="0.963cm" svg:x="-0.044cm" svg:y="0cm">
          <draw:text-box>
            <text:p>(0,0)</text:p>
          </draw:text-box>
        </draw:frame>
        <draw:frame draw:style-name="gr1" draw:layer="measurelines" svg:width="2.187cm" svg:height="0.963cm" svg:x="0cm" svg:y="7.403cm">
          <draw:text-box>
            <text:p>(0, 5)</text:p>
          </draw:text-box>
        </draw:frame>
        <draw:frame draw:style-name="gr1" draw:layer="measurelines" svg:width="2.187cm" svg:height="0.963cm" svg:x="5.064cm" svg:y="7.35cm">
          <draw:text-box>
            <text:p>(4, 5)</text:p>
          </draw:text-box>
        </draw:frame>
        <draw:line draw:style-name="gr4" draw:text-style-name="P1" draw:layer="measurelines" svg:x1="1cm" svg:y1="7.35cm" svg:x2="3.54cm" svg:y2="1cm">
          <text:p/>
        </draw:line>
        <draw:line draw:style-name="gr4" draw:text-style-name="P1" draw:layer="measurelines" svg:x1="6.08cm" svg:y1="7.35cm" svg:x2="3.54cm" svg:y2="1cm">
          <text:p/>
        </draw:line>
        <draw:line draw:style-name="gr4" draw:text-style-name="P1" draw:layer="measurelines" svg:x1="1cm" svg:y1="7.35cm" svg:x2="6.08cm" svg:y2="7.35cm">
          <text:p/>
        </draw:line>
        <draw:g>
          <draw:circle draw:style-name="gr2" draw:text-style-name="P1" draw:layer="measurelines" svg:width="0.254cm" svg:height="0.254cm" draw:transform="rotate (-0.785398163398487) translate (8.746cm 10.854cm)">
            <text:p/>
          </draw:circle>
          <draw:circle draw:style-name="gr2" draw:text-style-name="P1" draw:layer="measurelines" svg:width="0.254cm" svg:height="0.254cm" draw:transform="rotate (-0.785398163398487) translate (2.46cm 13.548cm)">
            <text:p/>
          </draw:circle>
          <draw:circle draw:style-name="gr2" draw:text-style-name="P1" draw:layer="measurelines" svg:width="0.254cm" svg:height="0.254cm" draw:transform="rotate (-0.785398163398487) translate (6.052cm 17.141cm)">
            <text:p/>
          </draw:circle>
          <draw:circle draw:style-name="gr2" draw:text-style-name="P1" draw:layer="measurelines" svg:width="0.254cm" svg:height="0.254cm" draw:transform="rotate (-0.785398163398487) translate (6.052cm 13.548cm)">
            <text:p/>
          </draw:circle>
          <draw:line draw:style-name="gr4" draw:text-style-name="P1" draw:layer="measurelines" svg:x1="2.46cm" svg:y1="13.728cm" svg:x2="8.746cm" svg:y2="11.034cm">
            <text:p/>
          </draw:line>
          <draw:line draw:style-name="gr4" draw:text-style-name="P1" draw:layer="measurelines" svg:x1="6.052cm" svg:y1="17.32cm" svg:x2="8.746cm" svg:y2="11.034cm">
            <text:p/>
          </draw:line>
          <draw:line draw:style-name="gr4" draw:text-style-name="P1" draw:layer="measurelines" svg:x1="2.46cm" svg:y1="13.728cm" svg:x2="6.052cm" svg:y2="17.32cm">
            <text:p/>
          </draw:line>
        </draw:g>
        <draw:frame draw:style-name="gr1" draw:layer="measurelines" svg:width="2.667cm" svg:height="0.963cm" svg:x="4.937cm" svg:y="13.753cm">
          <draw:text-box>
            <text:p>(4, 1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tty Brown</meta:initial-creator>
    <meta:creation-date>2014-01-27T12:35:24.53</meta:creation-date>
    <dc:date>2014-01-27T13:24:36.95</dc:date>
    <dc:creator>Betty Brown</dc:creator>
    <meta:editing-duration>PT32M49S</meta:editing-duration>
    <meta:editing-cycles>2</meta:editing-cycles>
    <meta:generator>OpenOffice/4.0.1$Win32 OpenOffice.org_project/401m5$Build-9714</meta:generator>
    <meta:document-statistic meta:object-count="24"/>
  </office:meta>
</office:document-meta>
</file>